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eb99"/>
    </style:style>
    <style:style style:name="P2" style:family="paragraph" style:parent-style-name="Standard">
      <style:text-properties officeooo:paragraph-rsid="0007b7ef"/>
    </style:style>
    <style:style style:name="P3" style:family="paragraph" style:parent-style-name="Standard">
      <style:text-properties officeooo:paragraph-rsid="0007b7ef"/>
    </style:style>
    <style:style style:name="P4" style:family="paragraph" style:parent-style-name="Standard">
      <style:text-properties officeooo:paragraph-rsid="0007f764"/>
    </style:style>
    <style:style style:name="P5" style:family="paragraph">
      <style:paragraph-properties fo:text-align="start"/>
    </style:style>
    <style:style style:name="gr1" style:family="graphic" style:data-style-name="C10084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 style:data-style-name="C10083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 style:data-style-name="C124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 style:data-style-name="C36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 style:data-style-name="C123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 style:data-style-name="C122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 style:data-style-name="C37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8" style:family="graphic" style:data-style-name="C121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9" style:family="graphic" style:data-style-name="C10038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 style:data-style-name="C10109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1" style:family="graphic" style:data-style-name="C10108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2" style:family="graphic" style:data-style-name="C10107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21" number:language="en" number:country="US">
      <number:day number:style="long"/>
      <number:text>/</number:text>
      <number:month number:style="long"/>
      <number:text>/</number:text>
      <number:year/>
    </number:date-style>
    <number:date-style style:name="C122" number:language="en" number:country="US">
      <number:year/>
      <number:text>/</number:text>
      <number:month number:style="long"/>
      <number:text>/</number:text>
      <number:day number:style="long"/>
    </number:date-style>
    <number:date-style style:name="C123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C124" number:language="en" number:country="US">
      <number:year number:style="long"/>
      <number:text>/</number:text>
      <number:month number:style="long"/>
      <number:text>/</number:text>
      <number:day number:style="long"/>
    </number:date-style>
    <number:date-style style:name="C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C10083" number:language="de" number:country="DE">
      <number:year/>
      <number:text>-</number:text>
      <number:month number:style="long"/>
      <number:text>-</number:text>
      <number:day number:style="long"/>
    </number:date-style>
    <number:date-style style:name="C10084" number:language="de" number:country="DE">
      <number:year number:style="long"/>
      <number:text>-</number:text>
      <number:month number:style="long"/>
      <number:text>-</number:text>
      <number:day number:style="long"/>
    </number:date-style>
    <number:date-style style:name="C10107" number:language="de" number:country="DE">
      <number:day/>
      <number:text>-</number:text>
      <number:month/>
      <number:text>-</number:text>
      <number:year/>
    </number:date-style>
    <number:date-style style:name="C10108" number:language="de" number:country="DE">
      <number:day number:style="long"/>
      <number:text>-</number:text>
      <number:month number:style="long"/>
      <number:text>-</number:text>
      <number:year/>
    </number:date-style>
    <number:date-style style:name="C10109" number:language="de" number:country="DE">
      <number:day number:style="long"/>
      <number:text>-</number:text>
      <number:month number:style="long"/>
      <number:text>-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Date Field 1" form:control-implementation="ooo:com.sun.star.form.component.DateField" xml:id="control1" form:id="control1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2" form:control-implementation="ooo:com.sun.star.form.component.DateField" xml:id="control2" form:id="control2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3" form:control-implementation="ooo:com.sun.star.form.component.DateField" xml:id="control3" form:id="control3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4" form:control-implementation="ooo:com.sun.star.form.component.DateField" xml:id="control4" form:id="control4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5" form:control-implementation="ooo:com.sun.star.form.component.DateField" xml:id="control5" form:id="control5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6" form:control-implementation="ooo:com.sun.star.form.component.DateField" xml:id="control6" form:id="control6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7" form:control-implementation="ooo:com.sun.star.form.component.DateField" xml:id="control7" form:id="control7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8" form:control-implementation="ooo:com.sun.star.form.component.DateField" xml:id="control8" form:id="control8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9" form:control-implementation="ooo:com.sun.star.form.component.DateField" xml:id="control9" form:id="control9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10" form:control-implementation="ooo:com.sun.star.form.component.DateField" xml:id="control10" form:id="control10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11" form:control-implementation="ooo:com.sun.star.form.component.DateField" xml:id="control11" form:id="control11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  <form:date form:name="Date Field 12" form:control-implementation="ooo:com.sun.star.form.component.DateField" xml:id="control12" form:id="control12" form:current-value="2020-03-04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03/04/2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as-char" draw:z-index="0" draw:name="Shape1" draw:style-name="gr12" draw:text-style-name="P5" svg:width="4.0106in" svg:height="1.115in" draw:control="control1"/></text:p>
      <text:p text:style-name="P1"/>
      <text:p text:style-name="P1"/>
      <text:p text:style-name="P2"><draw:control text:anchor-type="as-char" draw:z-index="1" draw:name="Shape1_0" draw:style-name="gr11" draw:text-style-name="P5" svg:width="4.0106in" svg:height="1.115in" draw:control="control2"/></text:p>
      <text:p text:style-name="P2"/>
      <text:p text:style-name="P2"><draw:control text:anchor-type="as-char" draw:z-index="2" draw:name="Shape1_1" draw:style-name="gr10" draw:text-style-name="P5" svg:width="4.0106in" svg:height="1.115in" draw:control="control3"/></text:p>
      <text:p text:style-name="P2"/>
      <text:p text:style-name="P2"><draw:control text:anchor-type="as-char" draw:z-index="3" draw:name="Shape1_2" draw:style-name="gr9" draw:text-style-name="P5" svg:width="4.0106in" svg:height="1.115in" draw:control="control4"/></text:p>
      <text:p text:style-name="P2"/>
      <text:p text:style-name="P2"><draw:control text:anchor-type="as-char" draw:z-index="4" draw:name="Shape1_3" draw:style-name="gr8" draw:text-style-name="P5" svg:width="4.0106in" svg:height="1.115in" draw:control="control5"/></text:p>
      <text:p text:style-name="P2"/>
      <text:p text:style-name="P2"><draw:control text:anchor-type="as-char" draw:z-index="5" draw:name="Shape1_4" draw:style-name="gr7" draw:text-style-name="P5" svg:width="4.0106in" svg:height="1.115in" draw:control="control6"/></text:p>
      <text:p text:style-name="P2"/>
      <text:p text:style-name="P2"><draw:control text:anchor-type="as-char" draw:z-index="6" draw:name="Shape1_5" draw:style-name="gr6" draw:text-style-name="P5" svg:width="4.0106in" svg:height="1.115in" draw:control="control7"/></text:p>
      <text:p text:style-name="P4"><text:soft-page-break/><draw:control text:anchor-type="as-char" draw:z-index="7" draw:name="Shape1_6" draw:style-name="gr5" draw:text-style-name="P5" svg:width="4.0106in" svg:height="1.115in" draw:control="control8"/></text:p>
      <text:p text:style-name="P4"/>
      <text:p text:style-name="P4"><draw:control text:anchor-type="as-char" draw:z-index="8" draw:name="Shape1_7" draw:style-name="gr4" draw:text-style-name="P5" svg:width="4.0106in" svg:height="1.115in" draw:control="control9"/></text:p>
      <text:p text:style-name="P4"/>
      <text:p text:style-name="P4"><draw:control text:anchor-type="as-char" draw:z-index="9" draw:name="Shape1_8" draw:style-name="gr3" draw:text-style-name="P5" svg:width="4.0106in" svg:height="1.115in" draw:control="control10"/></text:p>
      <text:p text:style-name="P4"/>
      <text:p text:style-name="P4"><draw:control text:anchor-type="as-char" draw:z-index="10" draw:name="Shape1_9" draw:style-name="gr2" draw:text-style-name="P5" svg:width="4.0106in" svg:height="1.115in" draw:control="control11"/></text:p>
      <text:p text:style-name="P4"/>
      <text:p text:style-name="P4"><draw:control text:anchor-type="as-char" draw:z-index="11" draw:name="Shape1_10" draw:style-name="gr1" draw:text-style-name="P5" svg:width="4.0106in" svg:height="1.115in" draw:control="control12"/>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4T12:10:26.483249113</meta:creation-date>
    <dc:date>2020-03-04T16:46:25.240794942</dc:date>
    <meta:editing-duration>PT21M17S</meta:editing-duration>
    <meta:editing-cycles>5</meta:editing-cycles>
    <meta:generator>LibreOfficeDev/7.0.0.0.alpha0$Linux_X86_64 LibreOffice_project/badc05a36720c69e5d22173b549b98cf6b88a0d2</meta:generator>
    <meta:document-statistic meta:table-count="0" meta:image-count="0" meta:object-count="0" meta:page-count="2" meta:paragraph-count="12" meta:word-count="0" meta:character-count="0" meta:non-whitespace-character-count="0"/>
  </office:meta>
</office:document-meta>
</file>